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37.55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15.8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2.53mm"/>
    </style:style>
    <style:style style:name="co13" style:family="table-column">
      <style:table-column-properties fo:break-before="auto" style:column-width="38.29mm"/>
    </style:style>
    <style:style style:name="co14" style:family="table-column">
      <style:table-column-properties fo:break-before="auto" style:column-width="42.72mm"/>
    </style:style>
    <style:style style:name="co15" style:family="table-column">
      <style:table-column-properties fo:break-before="auto" style:column-width="45.84mm"/>
    </style:style>
    <style:style style:name="co16" style:family="table-column">
      <style:table-column-properties fo:break-before="auto" style:column-width="20.78mm"/>
    </style:style>
    <style:style style:name="co17" style:family="table-column">
      <style:table-column-properties fo:break-before="auto" style:column-width="18.94mm"/>
    </style:style>
    <style:style style:name="co18" style:family="table-column">
      <style:table-column-properties fo:break-before="auto" style:column-width="2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34" style:family="table-cell" style:parent-style-name="Default">
      <style:text-properties style:text-position="" style:font-name="Bitstream Vera Sans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text-position="" style:font-name="Bitstream Vera Sans" fo:font-size="8pt" style:font-size-asian="8pt" style:font-size-complex="8pt"/>
    </style:style>
    <style:style style:name="ce42" style:family="table-cell" style:parent-style-name="Default">
      <style:table-cell-properties fo:border-bottom="none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ackground-color="#eeeeee"/>
      <style:text-properties style:text-position="" style:font-name="Bitstream Vera Sans" fo:font-size="8pt" style:font-size-asian="8pt" style:font-size-complex="8pt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6pt solid #000000" style:direction="ttb" style:rotation-angle="90" style:vertical-align="top"/>
      <style:paragraph-properties fo:text-align="center" fo:margin-left="0mm"/>
      <style:text-properties fo:color="#ff3333" style:text-position="" style:font-name="Bitstream Vera Sans" fo:font-size="20pt" style:font-size-asian="20pt" style:font-size-complex="20pt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style:text-position="" style:font-name="Bitstream Vera Sans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name-asian="DejaVu Sans" style:font-size-asian="8pt" style:font-name-complex="FreeSans" style:font-size-complex="8pt"/>
    </style:style>
    <style:style style:name="ce70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fo:background-color="transparent"/>
      <style:text-properties style:text-position="" style:font-name="Bitstream Vera Sans" fo:font-size="8pt" style:font-size-asian="8pt" style:font-size-complex="8pt"/>
    </style:style>
    <style:style style:name="ce88" style:family="table-cell" style:parent-style-name="Default">
      <style:table-cell-properties fo:background-color="#eeeeee" fo:border="none"/>
      <style:text-properties style:text-position="" style:font-name="Bitstream Vera Sans" fo:font-size="8pt" style:font-size-asian="8pt" style:font-size-complex="8pt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90" style:family="table-cell" style:parent-style-name="Default">
      <style:table-cell-properties fo:background-color="transparent" fo:border="none"/>
      <style:text-properties style:text-position="" style:font-name="Bitstream Vera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>
      <style:table-cell-properties fo:border-bottom="non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fo:border-bottom="non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10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font-name="Bitstream Vera Sans" fo:font-size="8pt" style:font-size-asian="8pt" style:font-size-complex="8pt"/>
    </style:style>
    <style:style style:name="ce111" style:family="table-cell" style:parent-style-name="Default">
      <style:table-cell-properties fo:border-bottom="0.06pt solid #000000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1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7" style:family="table-cell" style:parent-style-name="Defaul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ext-properties style:font-name="Bitstream Vera Sans"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Bitstream Vera Sans" fo:font-size="8pt" style:font-size-asian="8pt" style:font-size-complex="8pt"/>
    </style:style>
    <style:style style:name="ce132" style:family="table-cell" style:parent-style-name="Default">
      <style:table-cell-properties fo:border="none"/>
      <style:text-properties style:font-name="Bitstream Vera Sans"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style:font-size-asian="8pt" style:font-size-complex="8pt"/>
    </style:style>
    <style:style style:name="ce1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138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3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ackground-color="#eeeeee"/>
      <style:text-properties style:font-name="Bitstream Vera Sans" fo:font-size="8pt" style:font-size-asian="8pt" style:font-size-complex="8pt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5" style:family="table-cell" style:parent-style-name="Default">
      <style:table-cell-properties style:text-align-source="fix" style:repeat-content="false" fo:border="0.06pt solid #000000" style:direction="ttb" style:rotation-angle="90" style:vertical-align="top"/>
      <style:paragraph-properties fo:text-align="center" fo:margin-left="0mm"/>
      <style:text-properties fo:color="#ff3333" style:font-name="Bitstream Vera Sans" fo:font-size="20pt" style:font-size-asian="20pt" style:font-size-complex="20pt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>
      <style:table-cell-properties fo:border-bottom="none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name-asian="DejaVu Sans" style:font-size-asian="8pt" style:font-name-complex="FreeSans" style:font-size-complex="8pt"/>
    </style:style>
    <style:style style:name="ce166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6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7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>
      <style:table-cell-properties fo:background-color="transparent"/>
      <style:text-properties style:font-name="Bitstream Vera Sans" fo:font-size="8pt" style:font-size-asian="8pt" style:font-size-complex="8pt"/>
    </style:style>
    <style:style style:name="ce184" style:family="table-cell" style:parent-style-name="Default">
      <style:table-cell-properties fo:background-color="#eeeeee" fo:border="none"/>
      <style:text-properties style:font-name="Bitstream Vera Sans" fo:font-size="8pt" style:font-size-asian="8pt" style:font-size-complex="8pt"/>
    </style:style>
    <style:style style:name="ce18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Bitstream Vera Sans" fo:font-size="8pt" style:font-size-asian="8pt" style:font-size-complex="8pt"/>
    </style:style>
    <style:style style:name="ce186" style:family="table-cell" style:parent-style-name="Default">
      <style:table-cell-properties fo:background-color="transparent" fo:border="none"/>
      <style:text-properties style:font-name="Bitstream Vera Sans" fo:font-size="8pt" style:font-size-asian="8pt" style:font-size-complex="8pt"/>
    </style:style>
    <style:style style:name="ce18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Linienspitzen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ulverized, Dust &amp; Powder" table:style-name="ta1">
        <table:table-column table:style-name="co15" table:default-cell-style-name="ce100"/>
        <table:table-column table:style-name="co2" table:default-cell-style-name="ce108"/>
        <table:table-column table:style-name="co3" table:default-cell-style-name="ce118"/>
        <table:table-column table:style-name="co16" table:default-cell-style-name="ce118"/>
        <table:table-column table:style-name="co17" table:number-columns-repeated="2" table:default-cell-style-name="ce118"/>
        <table:table-column table:style-name="co3" table:default-cell-style-name="ce118"/>
        <table:table-column table:style-name="co18" table:default-cell-style-name="ce118"/>
        <table:table-column table:style-name="co7" table:number-columns-repeated="1016" table:default-cell-style-name="ce130"/>
        <table:table-row table:style-name="ro1">
          <table:table-cell table:style-name="ce97" office:value-type="string" calcext:value-type="string">
            <text:p>Item (Output)</text:p>
          </table:table-cell>
          <table:table-cell table:style-name="ce105" office:value-type="string" calcext:value-type="string">
            <text:p>Mod</text:p>
          </table:table-cell>
          <table:table-cell table:style-name="ce112" office:value-type="string" calcext:value-type="string">
            <text:p>Crafting</text:p>
          </table:table-cell>
          <table:table-cell table:style-name="ce112" office:value-type="string" calcext:value-type="string">
            <text:p>Grindstone</text:p>
          </table:table-cell>
          <table:table-cell table:style-name="ce112" office:value-type="string" calcext:value-type="string">
            <text:p>Pulverizer</text:p>
          </table:table-cell>
          <table:table-cell table:style-name="ce112" office:value-type="string" calcext:value-type="string">
            <text:p>Smelter</text:p>
          </table:table-cell>
          <table:table-cell table:style-name="ce112" office:value-type="string" calcext:value-type="string">
            <text:p>SAG Mill</text:p>
          </table:table-cell>
          <table:table-cell table:style-name="ce112" office:value-type="string" calcext:value-type="string">
            <text:p>Centrifuge</text:p>
          </table:table-cell>
          <table:table-cell table:style-name="ce127" table:number-columns-repeated="1016"/>
        </table:table-row>
        <table:table-row table:style-name="ro1">
          <table:table-cell table:style-name="ce98"/>
          <table:table-cell table:style-name="ce106"/>
          <table:table-cell table:style-name="ce113"/>
          <table:table-cell table:style-name="ce113" office:value-type="string" calcext:value-type="string">
            <text:p>AppEng</text:p>
          </table:table-cell>
          <table:table-cell table:number-columns-repeated="2" table:style-name="ce113" office:value-type="string" calcext:value-type="string">
            <text:p>ThermExp</text:p>
          </table:table-cell>
          <table:table-cell table:style-name="ce113" office:value-type="string" calcext:value-type="string">
            <text:p>EnderIO</text:p>
          </table:table-cell>
          <table:table-cell table:style-name="ce113" office:value-type="string" calcext:value-type="string">
            <text:p>Forestry</text:p>
          </table:table-cell>
          <table:table-cell table:style-name="ce128" table:number-columns-repeated="1016"/>
        </table:table-row>
        <table:table-row table:style-name="ro1">
          <table:table-cell table:style-name="ce99" office:value-type="string" calcext:value-type="string">
            <text:p>Coal Powder</text:p>
          </table:table-cell>
          <table:table-cell table:style-name="ce107" office:value-type="string" calcext:value-type="string">
            <text:p>EnderIO</text:p>
          </table:table-cell>
          <table:table-cell table:style-name="ce114" table:number-columns-repeated="5"/>
          <table:table-cell table:style-name="ce125"/>
          <table:table-cell table:style-name="ce129" table:number-columns-repeated="1016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Coa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3" draw:text-style-name="P2" svg:width="28.99mm" svg:height="25.71mm" svg:x="119.52mm" svg:y="4.52mm" draw:caption-point-x="-6.1mm" draw:caption-point-y="13.64mm">
              <dc:date>2016-04-01T00:00:00</dc:date>
              <text:p text:style-name="P1"><text:span text:style-name="T1">- Coal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3" draw:text-style-name="P2" svg:width="28.99mm" svg:height="25.71mm" svg:x="138.46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4" draw:text-style-name="P2" svg:width="28.99mm" svg:height="21.76mm" svg:x="173.21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2" office:value-type="string" calcext:value-type="string">
            <text:p>Iron Powder</text:p>
          </table:table-cell>
          <table:table-cell table:style-name="ce110" office:value-type="string" calcext:value-type="string">
            <text:p>EnderIO</text:p>
          </table:table-cell>
          <table:table-cell table:style-name="ce117"/>
          <table:table-cell table:style-name="ce123"/>
          <table:table-cell table:style-name="ce117" table:number-columns-repeated="3"/>
          <table:table-cell table:style-name="ce123"/>
          <table:table-cell table:style-name="ce102" table:number-columns-repeated="1016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Iron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6" draw:text-style-name="P2" svg:width="28.99mm" svg:height="77.06mm" svg:x="138.46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Silve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Platin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2" office:value-type="string" calcext:value-type="string">
            <text:p>Copper Powder</text:p>
          </table:table-cell>
          <table:table-cell table:style-name="ce103" office:value-type="string" calcext:value-type="string">
            <text:p>EnderIO</text:p>
          </table:table-cell>
          <table:table-cell table:style-name="ce117"/>
          <table:table-cell table:style-name="ce123"/>
          <table:table-cell table:style-name="ce117" table:number-columns-repeated="2"/>
          <table:table-cell table:style-name="ce123" table:number-columns-repeated="2"/>
          <table:table-cell table:style-name="ce102" table:number-columns-repeated="1016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Coppe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8" draw:text-style-name="P2" svg:width="28.99mm" svg:height="84.96mm" svg:x="138.46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3" office:value-type="string" calcext:value-type="string">
            <text:p>Tin Powder</text:p>
          </table:table-cell>
          <table:table-cell table:style-name="ce110" office:value-type="string" calcext:value-type="string">
            <text:p>EnderIO</text:p>
          </table:table-cell>
          <table:table-cell table:style-name="ce117"/>
          <table:table-cell table:style-name="ce123" table:number-columns-repeated="5"/>
          <table:table-cell table:style-name="ce102" table:number-columns-repeated="1016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Tin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6" draw:text-style-name="P2" svg:width="28.99mm" svg:height="77.06mm" svg:x="138.46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Nicke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Lead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Gold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100" office:value-type="string" calcext:value-type="string">
            <text:p>Thermal Foundation</text:p>
          </table:table-cell>
          <table:table-cell/>
          <table:table-cell table:number-columns-repeated="2" table:style-name="ce115" office:value-type="string" calcext:value-type="string">
            <text:p>removed</text:p>
          </table:table-cell>
          <table:table-cell table:style-name="ce115"/>
          <table:table-cell table:number-columns-repeated="2" table:style-name="ce115" office:value-type="string" calcext:value-type="string">
            <text:p>removed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Obsidian Dust</text:p>
          </table:table-cell>
          <table:table-cell table:style-name="ce101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9" draw:text-style-name="P2" svg:width="28.99mm" svg:height="17.81mm" svg:x="138.46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1" draw:text-style-name="P2" svg:width="28.99mm" svg:height="9.91mm" svg:x="173.21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1" draw:text-style-name="P2" svg:width="28.99mm" svg:height="9.91mm" svg:x="193.25mm" svg:y="106.95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added</text:p>
          </table:table-cell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number-columns-repeated="2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Mithri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0" draw:text-style-name="P2" svg:width="28.99mm" svg:height="41.51mm" svg:x="138.46mm" svg:y="115.95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15.95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Bronze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124.99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1" draw:text-style-name="P2" svg:width="28.99mm" svg:height="9.91mm" svg:x="138.46mm" svg:y="125.02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24.98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1" office:value-type="string" calcext:value-type="string">
            <text:p>Stee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/>
          <table:table-cell table:style-name="ce122" office:value-type="string" calcext:value-type="string">
            <text:p>removed</text:p>
          </table:table-cell>
          <table:table-cell table:style-name="ce116" office:value-type="string" calcext:value-type="string">
            <office:annotation draw:style-name="gr1" draw:text-style-name="P2" svg:width="28.99mm" svg:height="9.91mm" svg:x="138.46mm" svg:y="129.52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29.48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100" office:value-type="string" calcext:value-type="string">
            <text:p>Thermal Foundation</text:p>
          </table:table-cell>
          <table:table-cell table:style-name="ce120" office:value-type="string" calcext:value-type="string">
            <text:p>removed</text:p>
          </table:table-cell>
          <table:table-cell table:style-name="ce115" office:value-type="string" calcext:value-type="string">
            <text:p>removed</text:p>
          </table:table-cell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15" office:value-type="string" calcext:value-type="string">
            <text:p>removed</text:p>
          </table:table-cell>
          <table:table-cell table:style-name="ce126"/>
          <table:table-cell table:style-name="ce132" table:number-columns-repeated="1016"/>
        </table:table-row>
        <table:table-row table:style-name="ro1">
          <table:table-cell table:style-name="ce101" office:value-type="string" calcext:value-type="string">
            <text:p>Electr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9" draw:text-style-name="P2" svg:width="28.99mm" svg:height="17.81mm" svg:x="98.74mm" svg:y="138.52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1" draw:text-style-name="P2" svg:width="28.99mm" svg:height="9.91mm" svg:x="138.46mm" svg:y="138.55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38.51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15" office:value-type="string" calcext:value-type="string">
            <text:p>removed</text:p>
          </table:table-cell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20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Charcoa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" draw:text-style-name="P2" svg:width="28.99mm" svg:height="9.91mm" svg:x="138.46mm" svg:y="147.56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47.52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r Dust</text:p>
          </table:table-cell>
          <table:table-cell office:value-type="string" calcext:value-type="string">
            <text:p>Applied Energistics</text:p>
          </table:table-cell>
          <table:table-cell/>
          <table:table-cell table:number-columns-repeated="2" table:style-name="ce115" office:value-type="string" calcext:value-type="string">
            <text:p>removed</text:p>
          </table:table-cell>
          <table:table-cell table:style-name="ce115"/>
          <table:table-cell/>
          <table:table-cell table:style-name="ce115" office:value-type="string" calcext:value-type="string">
            <text:p>removed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Ender Pear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3" draw:text-style-name="P2" svg:width="28.99mm" svg:height="25.71mm" svg:x="138.46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5" draw:text-style-name="P2" svg:width="28.99mm" svg:height="13.86mm" svg:x="193.25mm" svg:y="161.13mm" draw:caption-point-x="-6.1mm" draw:caption-point-y="15.07mm">
              <dc:date>2016-04-01T00:00:00</dc:date>
              <text:p text:style-name="P1"><text:span text:style-name="T1">- Shimmering Comb (ExtraBees)</text:span></text:p>
            </office:annotation>
            <text:p>added</text:p>
          </table:table-cell>
          <table:table-cell table:style-name="ce131" table:number-columns-repeated="1016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120" office:value-type="string" calcext:value-type="string">
            <text:p>removed</text:p>
          </table:table-cell>
          <table:table-cell table:style-name="ce120"/>
          <table:table-cell table:number-columns-repeated="1018"/>
        </table:table-row>
        <table:table-row table:style-name="ro1">
          <table:table-cell table:style-name="ce101" office:value-type="string" calcext:value-type="string">
            <text:p>Cobalt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170.13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120" office:value-type="string" calcext:value-type="string">
            <text:p>removed</text:p>
          </table:table-cell>
          <table:table-cell table:style-name="ce120"/>
          <table:table-cell table:number-columns-repeated="1018"/>
        </table:table-row>
        <table:table-row table:style-name="ro1">
          <table:table-cell table:style-name="ce101" office:value-type="string" calcext:value-type="string">
            <text:p>Ardite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179.16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79.12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120" office:value-type="string" calcext:value-type="string">
            <text:p>removed</text:p>
          </table:table-cell>
          <table:table-cell/>
          <table:table-cell table:style-name="ce120" office:value-type="string" calcext:value-type="string">
            <text:p>removed</text:p>
          </table:table-cell>
          <table:table-cell table:style-name="ce120"/>
          <table:table-cell table:number-columns-repeated="1018"/>
        </table:table-row>
        <table:table-row table:style-name="ro1">
          <table:table-cell table:style-name="ce101" office:value-type="string" calcext:value-type="string">
            <text:p>Manyullyn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/>
          <table:table-cell table:style-name="ce119"/>
          <table:table-cell table:style-name="ce116" office:value-type="string" calcext:value-type="string">
            <office:annotation draw:style-name="gr11" draw:text-style-name="P2" svg:width="28.99mm" svg:height="29.66mm" svg:x="138.46mm" svg:y="188.2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88.16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115" office:value-type="string" calcext:value-type="string">
            <text:p>removed</text:p>
          </table:table-cell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20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Alumin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2" draw:text-style-name="P2" svg:width="28.99mm" svg:height="33.61mm" svg:x="138.46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120" office:value-type="string" calcext:value-type="string">
            <text:p>removed</text:p>
          </table:table-cell>
          <table:table-cell/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20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Aluminum Brass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206.26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06.26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Draconium</text:p>
          </table:table-cell>
          <table:table-cell table:style-name="ce100"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Draconium Dust</text:p>
          </table:table-cell>
          <table:table-cell table:style-name="ce109" office:value-type="string" calcext:value-type="string">
            <text:p>Draconic Evolution</text:p>
          </table:table-cell>
          <table:table-cell table:style-name="ce119" table:number-columns-repeated="4"/>
          <table:table-cell table:style-name="ce116" office:value-type="string" calcext:value-type="string">
            <office:annotation draw:style-name="gr3" draw:text-style-name="P2" svg:width="28.99mm" svg:height="25.71mm" svg:x="173.21mm" svg:y="215.29mm" draw:caption-point-x="-6.1mm" draw:caption-point-y="15.1mm">
              <dc:date>2016-04-01T00:00:00</dc:date>
              <text:p text:style-name="P1"><text:span text:style-name="T1">- Draconium Block (OreDict)</text:span></text:p>
              <text:p text:style-name="P1"><text:span text:style-name="T1">- Draconi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Wheat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04" office:value-type="string" calcext:value-type="string">
            <text:p>Flour</text:p>
          </table:table-cell>
          <table:table-cell table:style-name="ce111" office:value-type="string" calcext:value-type="string">
            <text:p>Applied Energistics</text:p>
          </table:table-cell>
          <table:table-cell table:style-name="ce121" table:number-columns-repeated="2"/>
          <table:table-cell table:style-name="ce124" office:value-type="string" calcext:value-type="string">
            <text:p>removed</text:p>
          </table:table-cell>
          <table:table-cell table:style-name="ce124"/>
          <table:table-cell table:style-name="ce121" table:number-columns-repeated="2"/>
          <table:table-cell table:style-name="ce133" table:number-columns-repeated="1016"/>
        </table:table-row>
        <table:table-row table:style-name="ro1">
          <table:table-cell office:value-type="string" calcext:value-type="string">
            <text:p>dustDiamond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20" table:number-columns-repeated="2"/>
          <table:table-cell table:number-columns-repeated="1018"/>
        </table:table-row>
        <table:table-row table:style-name="ro1">
          <table:table-cell table:style-name="ce101" office:value-type="string" calcext:value-type="string">
            <text:p>Diamond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233.35mm" draw:caption-point-x="-6.1mm" draw:caption-point-y="15.1mm">
              <dc:date>2016-04-01T00:00:00</dc:date>
              <text:p text:style-name="P1"><text:span text:style-name="T1">- Diamond (Vanilla)</text:span></text:p>
            </office:annotation>
            <text:p>added</text:p>
          </table:table-cell>
          <table:table-cell table:style-name="ce116"/>
          <table:table-cell table:style-name="ce119" table:number-columns-repeated="2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Saltpete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ter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15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Saltpete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2" draw:text-style-name="P2" svg:width="28.99mm" svg:height="33.61mm" svg:x="138.46mm" svg:y="246.9mm" draw:caption-point-x="-6.1mm" draw:caption-point-y="15.1mm">
              <dc:date>2016-04-01T00:00:00</dc:date>
              <text:p text:style-name="P1"><text:span text:style-name="T1">- Sandstone (Vanilla)</text:span></text:p>
              <text:p text:style-name="P1"><text:span text:style-name="T1">- Blitz Rod (Thermal Foundation)</text:span></text:p>
              <text:p text:style-name="P1"><text:span text:style-name="T1">- Nether Saltpeter Ore (Nether Ores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46.9mm" draw:caption-point-x="-6.1mm" draw:caption-point-y="15.1mm">
              <dc:date>2016-04-01T00:00:00</dc:date>
              <text:p text:style-name="P1"><text:span text:style-name="T1">- Sandstone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Blitz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Blitz Powder</text:p>
          </table:table-cell>
          <table:table-cell table:style-name="ce109" office:value-type="string" calcext:value-type="string">
            <text:p>Thermal Foundation</text:p>
          </table:table-cell>
          <table:table-cell table:style-name="ce122" office:value-type="string" calcext:value-type="string">
            <text:p>removed</text:p>
          </table:table-cell>
          <table:table-cell table:style-name="ce119" table:number-columns-repeated="5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Inva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15" office:value-type="string" calcext:value-type="string">
            <text:p>removed</text:p>
          </table:table-cell>
          <table:table-cell table:style-name="ce115"/>
          <table:table-cell table:number-columns-repeated="1018"/>
        </table:table-row>
        <table:table-row table:style-name="ro1">
          <table:table-cell office:value-type="string" calcext:value-type="string">
            <text:p>Invar Blend</text:p>
          </table:table-cell>
          <table:table-cell office:value-type="string" calcext:value-type="string">
            <text:p>Thermal Foundation</text:p>
          </table:table-cell>
          <table:table-cell table:number-columns-repeated="2" table:style-name="ce120" office:value-type="string" calcext:value-type="string">
            <text:p>removed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01" office:value-type="string" calcext:value-type="string">
            <text:p>Inva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9" draw:text-style-name="P2" svg:width="28.99mm" svg:height="17.81mm" svg:x="98.74mm" svg:y="269.48mm" draw:caption-point-x="-6.1mm" draw:caption-point-y="15.1mm">
              <dc:date>2016-04-01T00:00:00</dc:date>
              <text:p text:style-name="P1"><text:span text:style-name="T1">- 2x Iron Dust (OreDict) + Nickel Dust (OreDict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12" draw:text-style-name="P2" svg:width="28.99mm" svg:height="33.61mm" svg:x="138.46mm" svg:y="269.48mm" draw:caption-point-x="-6.1mm" draw:caption-point-y="15.1mm">
              <dc:date>2016-04-01T00:00:00</dc:date>
              <text:p text:style-name="P1"><text:span text:style-name="T1">- Invar Ingot (Thermal Foundation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69.48mm" draw:caption-point-x="-6.1mm" draw:caption-point-y="15.1mm">
              <dc:date>2016-04-01T00:00:00</dc:date>
              <text:p text:style-name="P1"><text:span text:style-name="T1">- Invar Block (OreDict)</text:span></text:p>
              <text:p text:style-name="P1"><text:span text:style-name="T1">- Invar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Sulfu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number-columns-repeated="3"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20" office:value-type="string" calcext:value-type="string">
            <text:p>removed</text:p>
          </table:table-cell>
          <table:table-cell table:number-columns-repeated="3"/>
          <table:table-cell table:style-name="ce120" office:value-type="string" calcext:value-type="string">
            <text:p>removed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Sulfu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3" draw:text-style-name="P2" svg:width="28.99mm" svg:height="45.46mm" svg:x="138.46mm" svg:y="283.02mm" draw:caption-point-x="-6.1mm" draw:caption-point-y="15.1mm">
              <dc:date>2016-04-02T00:00:00</dc:date>
              <text:p text:style-name="P1"><text:span text:style-name="T1">- Lapis Lazuli Ore (Vanilla)</text:span></text:p>
              <text:p text:style-name="P1"><text:span text:style-name="T1">- Netherrack (Vanilla)</text:span></text:p>
              <text:p text:style-name="P1"><text:span text:style-name="T1">- Blaze Rod (Vanilla)</text:span></text:p>
              <text:p text:style-name="P1"><text:span text:style-name="T1">- Nether Sulfur Ore (Nether Ores)</text:span></text:p>
              <text:p text:style-name="P1"><text:span text:style-name="T1">- Nether Quartz Ore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13" draw:text-style-name="P2" svg:width="28.99mm" svg:height="45.46mm" svg:x="157.41mm" svg:y="283.02mm" draw:caption-point-x="-6.1mm" draw:caption-point-y="15.1mm">
              <dc:date>2016-04-02T00:00:00</dc:date>
              <text:p text:style-name="P1"><text:span text:style-name="T1">- Netherrack*4 + Soul Sand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3" draw:text-style-name="P2" svg:width="28.99mm" svg:height="25.71mm" svg:x="173.21mm" svg:y="283.02mm" draw:caption-point-x="-6.1mm" draw:caption-point-y="15.1mm">
              <dc:date>2016-04-02T00:00:00</dc:date>
              <text:p text:style-name="P1"><text:span text:style-name="T1">- Netherrack (OreDict)</text:span></text:p>
              <text:p text:style-name="P1"><text:span text:style-name="T1">- Blaze Rod (OreDict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5" draw:text-style-name="P2" svg:width="28.99mm" svg:height="13.86mm" svg:x="193.25mm" svg:y="283.05mm" draw:caption-point-x="-6.1mm" draw:caption-point-y="15.07mm">
              <dc:date>2016-04-01T00:00:00</dc:date>
              <text:p text:style-name="P1"><text:span text:style-name="T1">- Brimstone Comb (ExtraBees)</text:span></text:p>
            </office:annotation>
            <text:p>added</text:p>
          </table:table-cell>
          <table:table-cell table:style-name="ce131" table:number-columns-repeated="1016"/>
        </table:table-row>
        <table:table-row table:style-name="ro1">
          <table:table-cell office:value-type="string" calcext:value-type="string">
            <text:p>dustLumium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ium Blend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Lumi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Enderium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erium Blend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Enderium Base Dust 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Signalum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um Blend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Signalum Dust 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Pyrotheum</text:p>
          </table:table-cell>
          <table:table-cell office:value-type="string" calcext:value-type="string">
            <text:p>Ore Dictionary</text:p>
          </table:table-cell>
          <table:table-cell table:style-name="ce120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rotheum Dus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Pyrothe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Cryotheum</text:p>
          </table:table-cell>
          <table:table-cell office:value-type="string" calcext:value-type="string">
            <text:p>Ore Dictionary</text:p>
          </table:table-cell>
          <table:table-cell table:style-name="ce120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otheum Dus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Cryothe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Aerotheum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Aerotheum Dust</text:p>
          </table:table-cell>
          <table:table-cell table:style-name="ce109" office:value-type="string" calcext:value-type="string">
            <text:p>Thermal Foundation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Petrotheum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Petrotheum Dust</text:p>
          </table:table-cell>
          <table:table-cell table:style-name="ce109" office:value-type="string" calcext:value-type="string">
            <text:p>Thermal Foundation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Vinteum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Vinteum Dust</text:p>
          </table:table-cell>
          <table:table-cell table:style-name="ce109" office:value-type="string" calcext:value-type="string">
            <text:p>Ars Magica 2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Basalz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Basalz Powder</text:p>
          </table:table-cell>
          <table:table-cell table:style-name="ce109" office:value-type="string" calcext:value-type="string">
            <text:p>Thermal Foundation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CertusQuartz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tus Quartz Dust</text:p>
          </table:table-cell>
          <table:table-cell office:value-type="string" calcext:value-type="string">
            <text:p>Applied Energistics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Certus Quartz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Fluix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Fluix Dust</text:p>
          </table:table-cell>
          <table:table-cell table:style-name="ce109" office:value-type="string" calcext:value-type="string">
            <text:p>Applied Energistic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gget" table:style-name="ta1">
        <table:table-column table:style-name="co8" table:default-cell-style-name="ce4"/>
        <table:table-column table:style-name="co2" table:default-cell-style-name="ce4"/>
        <table:table-column table:style-name="co3" table:default-cell-style-name="ce22"/>
        <table:table-column table:style-name="co9" table:default-cell-style-name="ce22"/>
        <table:table-column table:style-name="co10" table:default-cell-style-name="ce57"/>
        <table:table-column table:style-name="co11" table:default-cell-style-name="ce22"/>
        <table:table-column table:style-name="co7" table:number-columns-repeated="1018" table:default-cell-style-name="ce34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melting</text:p>
          </table:table-cell>
          <table:table-cell table:style-name="ce1" office:value-type="string" calcext:value-type="string">
            <text:p>Smeltery</text:p>
          </table:table-cell>
          <table:table-cell table:style-name="ce1" office:value-type="string" calcext:value-type="string">
            <text:p>Redstone Furnace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Tinkers Construct</text:p>
          </table:table-cell>
          <table:table-cell table:style-name="ce2" office:value-type="string" calcext:value-type="string">
            <text:p>Thermal Expansion</text:p>
          </table:table-cell>
          <table:table-cell table:style-name="ce37" table:number-columns-repeated="1018"/>
        </table:table-row>
        <table:table-row table:style-name="ro1">
          <table:table-cell table:style-name="ce3" office:value-type="string" calcext:value-type="string">
            <text:p>nugget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89">
            <text:p>generally removed</text:p>
          </table:table-cell>
          <table:table-cell table:style-name="ce50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89">
            <text:p>generally removed</text:p>
          </table:table-cell>
          <table:table-cell table:style-name="ce63" table:number-columns-repeated="1018"/>
        </table:table-row>
        <table:table-row table:style-name="ro1">
          <table:table-cell table:style-name="ce38" office:value-type="string" calcext:value-type="string">
            <text:p>Iron Nugget</text:p>
          </table:table-cell>
          <table:table-cell table:style-name="ce38" office:value-type="string" calcext:value-type="string">
            <text:p>Tinkers Construct</text:p>
          </table:table-cell>
          <table:table-cell table:style-name="ce44"/>
          <table:covered-table-cell table:style-name="ce44"/>
          <table:table-cell table:style-name="ce51" office:value-type="string" calcext:value-type="string">
            <office:annotation draw:style-name="gr1" draw:text-style-name="P2" svg:width="28.99mm" svg:height="9.91mm" svg:x="139.57mm" svg:y="0mm" draw:caption-point-x="-6.1mm" draw:caption-point-y="13.64mm">
              <dc:date>2015-08-21T00:00:00</dc:date>
              <text:p text:style-name="P1"><text:span text:style-name="T1">16mb Molten Iron</text:span></text:p>
            </office:annotation>
            <text:p>added</text:p>
          </table:table-cell>
          <table:covered-table-cell table:style-name="ce44"/>
          <table:table-cell table:style-name="ce64" table:number-columns-repeated="1018"/>
        </table:table-row>
        <table:table-row table:style-name="ro1">
          <table:table-cell table:style-name="ce39" office:value-type="string" calcext:value-type="string">
            <text:p>Iron Oreberry</text:p>
          </table:table-cell>
          <table:table-cell table:style-name="ce39" office:value-type="string" calcext:value-type="string">
            <text:p>Tinkers Construct</text:p>
          </table:table-cell>
          <table:table-cell table:style-name="ce45"/>
          <table:covered-table-cell table:style-name="ce45"/>
          <table:table-cell table:style-name="ce52"/>
          <table:covered-table-cell table:style-name="ce30"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5"/>
          <table:covered-table-cell table:style-name="ce45"/>
          <table:table-cell table:style-name="ce52"/>
          <table:covered-table-cell table:style-name="ce60"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Thaumcraft</text:p>
          </table:table-cell>
          <table:table-cell table:style-name="ce45"/>
          <table:covered-table-cell table:style-name="ce45"/>
          <table:table-cell table:style-name="ce52"/>
          <table:covered-table-cell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Garden Stuff</text:p>
          </table:table-cell>
          <table:table-cell table:style-name="ce45"/>
          <table:covered-table-cell table:style-name="ce45"/>
          <table:table-cell table:style-name="ce52"/>
          <table:covered-table-cell table:style-name="ce48"/>
          <table:table-cell table:style-name="ce65" table:number-columns-repeated="1018"/>
        </table:table-row>
        <table:table-row table:style-name="ro1">
          <table:table-cell table:style-name="ce40" office:value-type="string" calcext:value-type="string">
            <text:p>Iron Nugget</text:p>
          </table:table-cell>
          <table:table-cell table:style-name="ce40" office:value-type="string" calcext:value-type="string">
            <text:p>Nedelosk Core</text:p>
          </table:table-cell>
          <table:table-cell table:style-name="ce46"/>
          <table:covered-table-cell table:style-name="ce46"/>
          <table:table-cell table:style-name="ce53"/>
          <table:covered-table-cell/>
          <table:table-cell table:style-name="ce66" table:number-columns-repeated="1018"/>
        </table:table-row>
        <table:table-row table:style-name="ro1">
          <table:table-cell table:style-name="ce41" office:value-type="string" calcext:value-type="string">
            <text:p>nugget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4"/>
          <table:covered-table-cell/>
          <table:table-cell table:style-name="ce67" table:number-columns-repeated="1018"/>
        </table:table-row>
        <table:table-row table:style-name="ro1">
          <table:table-cell table:style-name="ce42" office:value-type="string" calcext:value-type="string">
            <text:p>Gold Nugget</text:p>
          </table:table-cell>
          <table:table-cell table:style-name="ce42" office:value-type="string" calcext:value-type="string">
            <text:p>Vanilla</text:p>
          </table:table-cell>
          <table:table-cell table:style-name="ce47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Gold Oreberry</text:p>
          </table:table-cell>
          <table:table-cell table:style-name="ce8" office:value-type="string" calcext:value-type="string">
            <text:p>Tinkers Construct</text:p>
          </table:table-cell>
          <table:table-cell table:style-name="ce37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Copper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45.16mm" draw:caption-point-x="-6.1mm" draw:caption-point-y="13.64mm">
              <dc:date>2015-08-21T00:00:00</dc:date>
              <text:p text:style-name="P1"><text:span text:style-name="T1">16mb Molten Copper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Copper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Copper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Tin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72.25mm" draw:caption-point-x="-6.1mm" draw:caption-point-y="13.64mm">
              <dc:date>2015-08-21T00:00:00</dc:date>
              <text:p text:style-name="P1"><text:span text:style-name="T1">16mb Molten Tin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Tin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 table:style-name="ce30"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8" office:value-type="string" calcext:value-type="string">
            <text:p>Tin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42" office:value-type="string" calcext:value-type="string">
            <text:p>Aluminum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Aluminum Oreberry</text:p>
          </table:table-cell>
          <table:table-cell table:style-name="ce8" office:value-type="string" calcext:value-type="string">
            <text:p>Tinkers Construct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Obsidia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Obsidia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balt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rd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Manyully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3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Bronze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158.05mm" draw:caption-point-x="-6.1mm" draw:caption-point-y="13.64mm">
              <dc:date>2015-08-21T00:00:00</dc:date>
              <text:p text:style-name="P1"><text:span text:style-name="T1">16mb Molten Bronze</text:span></text:p>
            </office:annotation>
            <text:p>added</text:p>
          </table:table-cell>
          <table:covered-table-cell table:style-name="ce60"/>
          <table:table-cell table:style-name="ce47" table:number-columns-repeated="1018"/>
        </table:table-row>
        <table:table-row table:style-name="ro1">
          <table:table-cell office:value-type="string" calcext:value-type="string">
            <text:p>Bronze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Bronze Nugge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eel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3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ilver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194.17mm" draw:caption-point-x="-6.1mm" draw:caption-point-y="13.64mm">
              <dc:date>2015-08-21T00:00:00</dc:date>
              <text:p text:style-name="P1"><text:span text:style-name="T1">16mb Molten Silver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Silv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Silver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Lead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212.23mm" draw:caption-point-x="-6.1mm" draw:caption-point-y="13.64mm">
              <dc:date>2015-08-21T00:00:00</dc:date>
              <text:p text:style-name="P1"><text:span text:style-name="T1">16mb Molten Lead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Lead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61"/>
          <table:table-cell table:number-columns-repeated="1018"/>
        </table:table-row>
        <table:table-row table:style-name="ro1">
          <table:table-cell table:style-name="ce8" office:value-type="string" calcext:value-type="string">
            <text:p>Lead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Ferrous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 table:style-name="ce48"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Nickel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hiny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 table:style-name="ce60"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Platinum Nugget</text:p>
          </table:table-cell>
          <table:table-cell table:style-name="ce8" office:value-type="string" calcext:value-type="string">
            <text:p>AgriCraft</text:p>
          </table:table-cell>
          <table:table-cell table:style-name="ce25"/>
          <table:covered-table-cell table:style-name="ce25"/>
          <table:table-cell table:style-name="ce56"/>
          <table:covered-table-cell table:style-name="ce62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Mana Infused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9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30"/>
          <table:table-cell table:number-columns-repeated="1018"/>
        </table:table-row>
        <table:table-row table:style-name="ro1">
          <table:table-cell table:style-name="ce42" office:value-type="string" calcext:value-type="string">
            <text:p>Invar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43" office:value-type="string" calcext:value-type="string">
            <text:p>Invar Nugge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Lum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Ender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ignal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Manasteel Nugget</text:p>
          </table:table-cell>
          <table:table-cell table:style-name="ce5" office:value-type="string" calcext:value-type="string">
            <text:p>Forbidden Magic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11.58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62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Elementium Nugget</text:p>
          </table:table-cell>
          <table:table-cell table:style-name="ce5" office:value-type="string" calcext:value-type="string">
            <text:p>Forbidden Magic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16.09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Wrought Iron Nugget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25.12mm" draw:caption-point-x="-6.1mm" draw:caption-point-y="13.64mm">
              <dc:date>2015-08-21T00:00:00</dc:date>
              <text:p text:style-name="P1"><text:span text:style-name="T1">16mb Molten Wrought Iron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Tha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Thaumium Nugge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34.15mm" draw:caption-point-x="-6.1mm" draw:caption-point-y="13.64mm">
              <dc:date>2015-08-21T00:00:00</dc:date>
              <text:p text:style-name="P1"><text:span text:style-name="T1">16mb Molten Thaumium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oid Metal Nugge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43.18mm" draw:caption-point-x="-6.1mm" draw:caption-point-y="13.64mm">
              <dc:date>2015-08-21T00:00:00</dc:date>
              <text:p text:style-name="P1"><text:span text:style-name="T1">16mb Molten Void Metal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Fluxed Electrum Nugget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52.22mm" draw:caption-point-x="-6.1mm" draw:caption-point-y="13.64mm">
              <dc:date>2015-08-21T00:00:00</dc:date>
              <text:p text:style-name="P1"><text:span text:style-name="T1">16mb Molten Fluxed Electrum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Pulsating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ulsating Iron Nugge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61.25mm" draw:caption-point-x="-6.1mm" draw:caption-point-y="13.64mm">
              <dc:date>2015-08-21T00:00:00</dc:date>
              <text:p text:style-name="P1"><text:span text:style-name="T1">16mb Molten Pulsating Iron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Vibrant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ibrant Alloy Nugge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70.28mm" draw:caption-point-x="-6.1mm" draw:caption-point-y="13.64mm">
              <dc:date>2015-08-21T00:00:00</dc:date>
              <text:p text:style-name="P1"><text:span text:style-name="T1">16mb Molten Vibrant Alloy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Electrical Steel Nugget</text:p>
          </table:table-cell>
          <table:table-cell table:style-name="ce5" office:value-type="string" calcext:value-type="string">
            <text:p>Ex Astris Rebirth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74.79mm" draw:caption-point-x="-6.1mm" draw:caption-point-y="13.64mm">
              <dc:date>2015-08-21T00:00:00</dc:date>
              <text:p text:style-name="P1"><text:span text:style-name="T1">16mb Molten Electrical Steel</text:span></text:p>
            </office:annotation>
            <text:p>added</text:p>
          </table:table-cell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Tant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5" office:value-type="string" calcext:value-type="string">
            <text:p>Tantal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Niob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5" office:value-type="string" calcext:value-type="string">
            <text:p>Niobi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t" table:style-name="ta1">
        <table:table-column table:style-name="co12" table:default-cell-style-name="ce4"/>
        <table:table-column table:style-name="co2" table:default-cell-style-name="ce4"/>
        <table:table-column table:style-name="co3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3" table:default-cell-style-name="ce57"/>
        <table:table-column table:style-name="co7" table:number-columns-repeated="1017" table:default-cell-style-name="ce34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melting</text:p>
          </table:table-cell>
          <table:table-cell table:style-name="ce1" office:value-type="string" calcext:value-type="string">
            <text:p>Smeltery</text:p>
          </table:table-cell>
          <table:table-cell table:style-name="ce1" office:value-type="string" calcext:value-type="string">
            <text:p>Redstone Furnace</text:p>
          </table:table-cell>
          <table:table-cell table:style-name="ce1" office:value-type="string" calcext:value-type="string">
            <text:p>Infernal Blast Furnace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Tinkers Construct</text:p>
          </table:table-cell>
          <table:table-cell table:style-name="ce2" office:value-type="string" calcext:value-type="string">
            <text:p>Thermal Expansion</text:p>
          </table:table-cell>
          <table:table-cell table:style-name="ce2" office:value-type="string" calcext:value-type="string">
            <text:p>Thaumcraft</text:p>
          </table:table-cell>
          <table:table-cell table:style-name="ce37" table:number-columns-repeated="1017"/>
        </table:table-row>
        <table:table-row table:style-name="ro1">
          <table:table-cell table:style-name="ce3" office:value-type="string" calcext:value-type="string">
            <text:p>ingot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108">
            <text:p>generally removed</text:p>
          </table:table-cell>
          <table:table-cell table:style-name="ce18"/>
          <table:table-cell table:style-name="ce49" office:value-type="string" calcext:value-type="string" table:number-columns-spanned="1" table:number-rows-spanned="108">
            <text:p>generally removed</text:p>
          </table:table-cell>
          <table:table-cell table:style-name="ce82"/>
          <table:table-cell table:style-name="ce63" table:number-columns-repeated="1017"/>
        </table:table-row>
        <table:table-row table:style-name="ro1">
          <table:table-cell table:style-name="ce68" office:value-type="string" calcext:value-type="string">
            <text:p>Iron Ingot</text:p>
          </table:table-cell>
          <table:table-cell table:style-name="ce68" office:value-type="string" calcext:value-type="string">
            <text:p>Vanilla</text:p>
          </table:table-cell>
          <table:table-cell table:style-name="ce71"/>
          <table:covered-table-cell table:style-name="ce73"/>
          <table:table-cell table:style-name="ce71"/>
          <table:covered-table-cell table:style-name="ce44"/>
          <table:table-cell table:style-name="ce83"/>
          <table:table-cell table:style-name="ce86" table:number-columns-repeated="1017"/>
        </table:table-row>
        <table:table-row table:style-name="ro1">
          <table:table-cell table:style-name="ce41" office:value-type="string" calcext:value-type="string">
            <text:p>ingot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 table:style-name="ce79"/>
          <table:covered-table-cell table:style-name="ce30"/>
          <table:table-cell table:style-name="ce54"/>
          <table:table-cell table:style-name="ce67" table:number-columns-repeated="1017"/>
        </table:table-row>
        <table:table-row table:style-name="ro1">
          <table:table-cell table:style-name="ce5" office:value-type="string" calcext:value-type="string">
            <text:p>Gold Ingot</text:p>
          </table:table-cell>
          <table:table-cell table:style-name="ce5" office:value-type="string" calcext:value-type="string">
            <text:p>Vanilla</text:p>
          </table:table-cell>
          <table:table-cell table:style-name="ce35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Copper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Copper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Tin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Tin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Aluminum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Aluminum Ingot</text:p>
          </table:table-cell>
          <table:table-cell table:style-name="ce8" office:value-type="string" calcext:value-type="string">
            <text:p>Ex Nihilo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Obsidia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Obsidian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balt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rdite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6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Bronze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CustomNPCs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Bronze Ingo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te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eel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ilver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Silv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Silver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Lead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Lead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Lead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Ferrous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70" office:value-type="string" calcext:value-type="string">
            <text:p>Nickel Ingot</text:p>
          </table:table-cell>
          <table:table-cell table:style-name="ce70" office:value-type="string" calcext:value-type="string">
            <text:p>Ex Nihilo</text:p>
          </table:table-cell>
          <table:table-cell table:style-name="ce61"/>
          <table:covered-table-cell table:style-name="ce77"/>
          <table:table-cell table:style-name="ce61"/>
          <table:covered-table-cell table:style-name="ce61"/>
          <table:table-cell table:style-name="ce84"/>
          <table:table-cell table:style-name="ce87" table:number-columns-repeated="1017"/>
        </table:table-row>
        <table:table-row table:style-name="ro1">
          <table:table-cell table:style-name="ce8" office:value-type="string" calcext:value-type="string">
            <text:p>Nickel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hiny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Platinum Ingot</text:p>
          </table:table-cell>
          <table:table-cell table:style-name="ce8" office:value-type="string" calcext:value-type="string">
            <text:p>Ex Nihilo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 table:style-name="ce24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Mana Infused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60"/>
          <table:covered-table-cell table:style-name="ce75"/>
          <table:table-cell table:style-name="ce80" office:value-type="string" calcext:value-type="string">
            <office:annotation draw:style-name="gr1" draw:text-style-name="P2" svg:width="28.99mm" svg:height="9.91mm" svg:x="144.55mm" svg:y="243.84mm" draw:caption-point-x="-6.1mm" draw:caption-point-y="13.64mm">
              <dc:date>2015-08-21T00:00:00</dc:date>
              <text:p text:style-name="P1"><text:span text:style-name="T1">144mb Molten Mithril</text:span></text:p>
            </office:annotation>
            <text:p>added</text:p>
          </table:table-cell>
          <table:covered-table-cell table:style-name="ce60"/>
          <table:table-cell table:style-name="ce55"/>
          <table:table-cell table:style-name="ce88" table:number-columns-repeated="1017"/>
        </table:table-row>
        <table:table-row table:style-name="ro1">
          <table:table-cell table:style-name="ce43" office:value-type="string" calcext:value-type="string">
            <text:p>Mithril Ingot</text:p>
          </table:table-cell>
          <table:table-cell table:style-name="ce43" office:value-type="string" calcext:value-type="string">
            <text:p>CustomNPCs</text:p>
          </table:table-cell>
          <table:table-cell table:style-name="ce72"/>
          <table:covered-table-cell table:style-name="ce77"/>
          <table:table-cell table:style-name="ce72"/>
          <table:covered-table-cell table:style-name="ce62"/>
          <table:table-cell table:style-name="ce85"/>
          <table:table-cell table:style-name="ce89" table:number-columns-repeated="1017"/>
        </table:table-row>
        <table:table-row table:style-name="ro1">
          <table:table-cell office:value-type="string" calcext:value-type="string">
            <text:p>ingot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Invar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Invar Ingo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Lumi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nderi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EnderiumBase</text:p>
          </table:table-cell>
          <table:table-cell table:style-name="ce70" office:value-type="string" calcext:value-type="string">
            <text:p>Ore Dictionary</text:p>
          </table:table-cell>
          <table:table-cell table:style-name="ce62"/>
          <table:covered-table-cell table:style-name="ce74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Enderium Base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ignal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Manasteel</text:p>
          </table:table-cell>
          <table:table-cell table:style-name="ce70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7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Manasteel Ingot</text:p>
          </table:table-cell>
          <table:table-cell table:style-name="ce5" office:value-type="string" calcext:value-type="string">
            <text:p>Botania</text:p>
          </table:table-cell>
          <table:table-cell table:style-name="ce26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16.09mm" draw:caption-point-x="-6.1mm" draw:caption-point-y="13.64mm">
              <dc:date>2015-08-21T00:00:00</dc:date>
              <text:p text:style-name="P1"><text:span text:style-name="T1">144mb Molten Manastee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Terrasteel</text:p>
          </table:table-cell>
          <table:table-cell table:style-name="ce70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7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Terrasteel Ingot</text:p>
          </table:table-cell>
          <table:table-cell table:style-name="ce5" office:value-type="string" calcext:value-type="string">
            <text:p>Botania</text:p>
          </table:table-cell>
          <table:table-cell table:style-name="ce26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25.12mm" draw:caption-point-x="-6.1mm" draw:caption-point-y="13.64mm">
              <dc:date>2015-08-21T00:00:00</dc:date>
              <text:p text:style-name="P1"><text:span text:style-name="T1">144mb Molten Terrastee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ElvenElementium</text:p>
          </table:table-cell>
          <table:table-cell table:style-name="ce70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7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Elementium Ingot</text:p>
          </table:table-cell>
          <table:table-cell table:style-name="ce5" office:value-type="string" calcext:value-type="string">
            <text:p>Botania</text:p>
          </table:table-cell>
          <table:table-cell table:style-name="ce26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34.15mm" draw:caption-point-x="-6.1mm" draw:caption-point-y="13.64mm">
              <dc:date>2015-08-21T00:00:00</dc:date>
              <text:p text:style-name="P1"><text:span text:style-name="T1">144mb Molten Elementi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Wrought Iron Ingot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43.18mm" draw:caption-point-x="-6.1mm" draw:caption-point-y="13.64mm">
              <dc:date>2015-08-21T00:00:00</dc:date>
              <text:p text:style-name="P1"><text:span text:style-name="T1">144mb Molten Wrought Iron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Tha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Thaumium Ingo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52.22mm" draw:caption-point-x="-6.1mm" draw:caption-point-y="13.64mm">
              <dc:date>2015-08-21T00:00:00</dc:date>
              <text:p text:style-name="P1"><text:span text:style-name="T1">144mb Molten Thaumi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oid Metal Ingo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61.25mm" draw:caption-point-x="-6.1mm" draw:caption-point-y="13.64mm">
              <dc:date>2015-08-21T00:00:00</dc:date>
              <text:p text:style-name="P1"><text:span text:style-name="T1">144mb Molten Void Meta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Fluxed Electrum Ingot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70.28mm" draw:caption-point-x="-6.1mm" draw:caption-point-y="13.64mm">
              <dc:date>2015-08-21T00:00:00</dc:date>
              <text:p text:style-name="P1"><text:span text:style-name="T1">144mb Molten Fluxed Electr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Phased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ulsating Iron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79.31mm" draw:caption-point-x="-6.1mm" draw:caption-point-y="13.64mm">
              <dc:date>2015-08-21T00:00:00</dc:date>
              <text:p text:style-name="P1"><text:span text:style-name="T1">144mb Molten Pulsating Iron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PhasedGol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ibrant Alloy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88.34mm" draw:caption-point-x="-6.1mm" draw:caption-point-y="13.64mm">
              <dc:date>2015-08-21T00:00:00</dc:date>
              <text:p text:style-name="P1"><text:span text:style-name="T1">144mb Molten Vibrant Alloy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lectrical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ical Steel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97.37mm" draw:caption-point-x="-6.1mm" draw:caption-point-y="13.64mm">
              <dc:date>2015-08-21T00:00:00</dc:date>
              <text:p text:style-name="P1"><text:span text:style-name="T1">144mb Molten Electrical Stee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nergetic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nergetic Alloy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Redstone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Redstone Alloy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Conductive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nductive Iron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Dark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Dark Steel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oula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oularium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Tant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Tantalum Ingo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Niob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Niobium Ingo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Dracon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/>
          <table:table-cell table:style-name="ce22"/>
          <table:table-cell table:number-columns-repeated="1016"/>
        </table:table-row>
        <table:table-row table:style-name="ro1">
          <table:table-cell table:style-name="ce5" office:value-type="string" calcext:value-type="string">
            <text:p>Draconium Ingot</text:p>
          </table:table-cell>
          <table:table-cell table:style-name="ce13" office:value-type="string" calcext:value-type="string">
            <text:p>Draconic Evolution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469.62mm" draw:caption-point-x="-6.1mm" draw:caption-point-y="13.64mm">
              <dc:date>2015-08-21T00:00:00</dc:date>
              <text:p text:style-name="P1"><text:span text:style-name="T1">144mb Molten Draconi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23"/>
          <table:table-cell table:style-name="ce35" table:number-columns-repeated="1016"/>
        </table:table-row>
        <table:table-row table:style-name="ro1">
          <table:table-cell office:value-type="string" calcext:value-type="string">
            <text:p>ingotDraconiumAwakened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69" office:value-type="string" calcext:value-type="string">
            <text:p>Awakened Draconium Ingot</text:p>
          </table:table-cell>
          <table:table-cell table:style-name="ce13" office:value-type="string" calcext:value-type="string">
            <text:p>Draconic Evolution</text:p>
          </table:table-cell>
          <table:table-cell table:style-name="ce23"/>
          <table:covered-table-cell table:style-name="ce78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" table:style-name="ta1">
        <table:table-column table:style-name="co14" table:default-cell-style-name="ce4"/>
        <table:table-column table:style-name="co2" table:default-cell-style-name="ce4"/>
        <table:table-column table:style-name="co3" table:default-cell-style-name="ce22"/>
        <table:table-column table:style-name="co10" table:default-cell-style-name="ce22"/>
        <table:table-column table:style-name="co7" table:number-columns-repeated="1019" table:default-cell-style-name="ce34"/>
        <table:table-column table:style-name="co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6" office:value-type="string" calcext:value-type="string">
            <text:p>Crafting</text:p>
          </table:table-cell>
          <table:table-cell table:style-name="ce16" office:value-type="string" calcext:value-type="string">
            <text:p>Smeltery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7"/>
          <table:table-cell table:style-name="ce17" office:value-type="string" calcext:value-type="string">
            <text:p>Tinkers Construct</text:p>
          </table:table-cell>
          <table:table-cell table:style-name="ce37" table:number-columns-repeated="1019"/>
          <table:table-cell/>
        </table:table-row>
        <table:table-row table:style-name="ro1">
          <table:table-cell table:style-name="ce3" office:value-type="string" calcext:value-type="string">
            <text:p>block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18"/>
          <table:table-cell table:style-name="ce63" table:number-columns-repeated="1019"/>
          <table:table-cell/>
        </table:table-row>
        <table:table-row table:style-name="ro1">
          <table:table-cell table:style-name="ce68" office:value-type="string" calcext:value-type="string">
            <text:p>Iron Block</text:p>
          </table:table-cell>
          <table:table-cell table:style-name="ce68" office:value-type="string" calcext:value-type="string">
            <text:p>Vanilla</text:p>
          </table:table-cell>
          <table:table-cell table:style-name="ce71" table:number-columns-repeated="2"/>
          <table:table-cell table:style-name="ce86" table:number-columns-repeated="1019"/>
          <table:table-cell/>
        </table:table-row>
        <table:table-row table:style-name="ro1">
          <table:table-cell table:style-name="ce41" office:value-type="string" calcext:value-type="string">
            <text:p>block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79"/>
          <table:table-cell table:style-name="ce67" table:number-columns-repeated="1019"/>
          <table:table-cell/>
        </table:table-row>
        <table:table-row table:style-name="ro1">
          <table:table-cell table:style-name="ce5" office:value-type="string" calcext:value-type="string">
            <text:p>Gold Block</text:p>
          </table:table-cell>
          <table:table-cell table:style-name="ce5" office:value-type="string" calcext:value-type="string">
            <text:p>Vanilla</text:p>
          </table:table-cell>
          <table:table-cell table:style-name="ce35"/>
          <table:table-cell table:style-name="ce23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Copper Block</text:p>
          </table:table-cell>
          <table:table-cell table:style-name="ce42" office:value-type="string" calcext:value-type="string">
            <text:p>Tinkers Construct</text:p>
          </table:table-cell>
          <table:table-cell table:style-name="ce48" table:number-columns-repeated="2"/>
          <table:table-cell table:style-name="ce47" table:number-columns-repeated="1019"/>
          <table:table-cell/>
        </table:table-row>
        <table:table-row table:style-name="ro1">
          <table:table-cell office:value-type="string" calcext:value-type="string">
            <text:p>Copper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opper Block</text:p>
          </table:table-cell>
          <table:table-cell table:style-name="ce8" office:value-type="string" calcext:value-type="string">
            <text:p>Forestry</text:p>
          </table:table-cell>
          <table:table-cell table:style-name="ce25" table:number-columns-repeated="2"/>
          <table:table-cell table:style-name="ce37" table:number-columns-repeated="1019"/>
          <table:table-cell/>
        </table:table-row>
        <table:table-row table:style-name="ro1">
          <table:table-cell office:value-type="string" calcext:value-type="string">
            <text:p>block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Tin Block</text:p>
          </table:table-cell>
          <table:table-cell table:style-name="ce42" office:value-type="string" calcext:value-type="string">
            <text:p>Tinkers Construct</text:p>
          </table:table-cell>
          <table:table-cell table:style-name="ce48" table:number-columns-repeated="2"/>
          <table:table-cell table:style-name="ce47" table:number-columns-repeated="1019"/>
          <table:table-cell/>
        </table:table-row>
        <table:table-row table:style-name="ro1">
          <table:table-cell office:value-type="string" calcext:value-type="string">
            <text:p>Tin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in Block</text:p>
          </table:table-cell>
          <table:table-cell table:style-name="ce8" office:value-type="string" calcext:value-type="string">
            <text:p>Forestry</text:p>
          </table:table-cell>
          <table:table-cell table:style-name="ce25" table:number-columns-repeated="2"/>
          <table:table-cell table:style-name="ce37" table:number-columns-repeated="1019"/>
          <table:table-cell/>
        </table:table-row>
        <table:table-row table:style-name="ro1">
          <table:table-cell office:value-type="string" calcext:value-type="string">
            <text:p>block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Bronze Block</text:p>
          </table:table-cell>
          <table:table-cell table:style-name="ce42" office:value-type="string" calcext:value-type="string">
            <text:p>Tinkers Construct</text:p>
          </table:table-cell>
          <table:table-cell table:style-name="ce48" table:number-columns-repeated="2"/>
          <table:table-cell table:style-name="ce47" table:number-columns-repeated="1019"/>
          <table:table-cell/>
        </table:table-row>
        <table:table-row table:style-name="ro1">
          <table:table-cell table:style-name="ce8" office:value-type="string" calcext:value-type="string">
            <text:p>Bronze Block</text:p>
          </table:table-cell>
          <table:table-cell table:style-name="ce8" office:value-type="string" calcext:value-type="string">
            <text:p>Thermal Foundation</text:p>
          </table:table-cell>
          <table:table-cell table:style-name="ce25" table:number-columns-repeated="2"/>
          <table:table-cell table:style-name="ce37" table:number-columns-repeated="1019"/>
          <table:table-cell/>
        </table:table-row>
        <table:table-row table:style-name="ro1">
          <table:table-cell office:value-type="string" calcext:value-type="string">
            <text:p>block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lve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a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rrous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iny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a Infuse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va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Manasteel Block</text:p>
          </table:table-cell>
          <table:table-cell table:style-name="ce5" office:value-type="string" calcext:value-type="string">
            <text:p>Botania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16.75mm" draw:caption-point-x="-6.1mm" draw:caption-point-y="13.64mm">
              <dc:date>2015-08-21T00:00:00</dc:date>
              <text:p text:style-name="P1"><text:span text:style-name="T1">1296mb Molten Manastee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Terrasteel Block</text:p>
          </table:table-cell>
          <table:table-cell table:style-name="ce5" office:value-type="string" calcext:value-type="string">
            <text:p>Botania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21.26mm" draw:caption-point-x="-6.1mm" draw:caption-point-y="13.64mm">
              <dc:date>2015-08-21T00:00:00</dc:date>
              <text:p text:style-name="P1"><text:span text:style-name="T1">1296mb Molten Terrastee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Elementium Block</text:p>
          </table:table-cell>
          <table:table-cell table:style-name="ce5" office:value-type="string" calcext:value-type="string">
            <text:p>Botania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25.78mm" draw:caption-point-x="-6.1mm" draw:caption-point-y="13.64mm">
              <dc:date>2015-08-21T00:00:00</dc:date>
              <text:p text:style-name="P1"><text:span text:style-name="T1">1296mb Molten Elementium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Block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34.81mm" draw:caption-point-x="-6.1mm" draw:caption-point-y="13.64mm">
              <dc:date>2015-08-21T00:00:00</dc:date>
              <text:p text:style-name="P1"><text:span text:style-name="T1">1296mb Molten Wrought Iron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Thaumium Block</text:p>
          </table:table-cell>
          <table:table-cell table:style-name="ce5" office:value-type="string" calcext:value-type="string">
            <text:p>Thaumcraft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39.33mm" draw:caption-point-x="-6.1mm" draw:caption-point-y="13.64mm">
              <dc:date>2015-08-21T00:00:00</dc:date>
              <text:p text:style-name="P1"><text:span text:style-name="T1">1296mb Molten Thaumium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Block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48.36mm" draw:caption-point-x="-6.1mm" draw:caption-point-y="13.64mm">
              <dc:date>2015-08-21T00:00:00</dc:date>
              <text:p text:style-name="P1"><text:span text:style-name="T1">1296mb Molten Void Meta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Block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57.39mm" draw:caption-point-x="-6.1mm" draw:caption-point-y="13.64mm">
              <dc:date>2015-08-21T00:00:00</dc:date>
              <text:p text:style-name="P1"><text:span text:style-name="T1">1296mb Molten Fluxed Electrum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Phased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66.42mm" draw:caption-point-x="-6.1mm" draw:caption-point-y="13.64mm">
              <dc:date>2015-08-21T00:00:00</dc:date>
              <text:p text:style-name="P1"><text:span text:style-name="T1">1296mb Molten Pulsating Iron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PhasedGol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Alloy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75.45mm" draw:caption-point-x="-6.1mm" draw:caption-point-y="13.64mm">
              <dc:date>2015-08-21T00:00:00</dc:date>
              <text:p text:style-name="P1"><text:span text:style-name="T1">1296mb Molten Vibrant Alloy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lectrical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ical Steel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84.48mm" draw:caption-point-x="-6.1mm" draw:caption-point-y="13.64mm">
              <dc:date>2015-08-21T00:00:00</dc:date>
              <text:p text:style-name="P1"><text:span text:style-name="T1">1296mb Molten Electrical Stee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nergetic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ergetic Alloy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Redstone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Alloy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Conductive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ductive Iron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Dark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teel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oula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ularium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meral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merald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Redston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5" draw:text-style-name="P2" svg:width="28.99mm" svg:height="13.86mm" svg:x="128.02mm" svg:y="347.7mm" draw:caption-point-x="-6.1mm" draw:caption-point-y="13.64mm">
              <dc:date>2015-08-21T00:00:00</dc:date>
              <text:p text:style-name="P1"><text:span text:style-name="T1">900mb Destabilised Redstone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Draconium Block</text:p>
          </table:table-cell>
          <table:table-cell table:style-name="ce5" office:value-type="string" calcext:value-type="string">
            <text:p>Draconic Evolution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352.22mm" draw:caption-point-x="-6.1mm" draw:caption-point-y="13.64mm">
              <dc:date>2015-08-21T00:00:00</dc:date>
              <text:p text:style-name="P1"><text:span text:style-name="T1">1296mb Molten Draconium</text:span></text:p>
            </office:annotation>
            <text:p>added</text:p>
          </table:table-cell>
          <table:table-cell table:style-name="ce23" table:number-columns-repeated="2"/>
          <table:table-cell table:style-name="ce35" table:number-columns-repeated="1017"/>
          <table:table-cell/>
        </table:table-row>
        <table:table-row table:style-name="ro1">
          <table:table-cell table:style-name="ce69" office:value-type="string" calcext:value-type="string">
            <text:p>Awakened Draconium Block</text:p>
          </table:table-cell>
          <table:table-cell table:style-name="ce13" office:value-type="string" calcext:value-type="string">
            <text:p>Draconic Evolution</text:p>
          </table:table-cell>
          <table:table-cell table:style-name="ce23" office:value-type="string" calcext:value-type="string">
            <text:p>TODO</text:p>
          </table:table-cell>
          <table:table-cell table:style-name="ce23" table:number-columns-repeated="2"/>
          <table:table-cell table:style-name="ce35" table:number-columns-repeated="1019"/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lowstone Block</text:p>
          </table:table-cell>
          <table:table-cell table:style-name="ce5" office:value-type="string" calcext:value-type="string">
            <text:p>Vanilla</text:p>
          </table:table-cell>
          <table:table-cell table:style-name="ce23"/>
          <table:table-cell table:style-name="ce81" office:value-type="string" calcext:value-type="string">
            <office:annotation draw:style-name="gr5" draw:text-style-name="P2" svg:width="28.99mm" svg:height="13.86mm" svg:x="128.02mm" svg:y="365.76mm" draw:caption-point-x="-6.1mm" draw:caption-point-y="13.64mm">
              <dc:date>2015-08-21T00:00:00</dc:date>
              <text:p text:style-name="P1"><text:span text:style-name="T1">1000mb Energised Glowstone</text:span></text:p>
            </office:annotation>
            <text:p>added</text:p>
          </table:table-cell>
          <table:table-cell table:style-name="ce35" table:number-columns-repeated="1019"/>
          <table:table-cell table:style-name="ce9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.00.0000</text:date>, <text:time style:data-style-name="N2" text:time-value="19:59:37.8999859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6-04-02T20:00:20.800535054</dc:date>
    <meta:editing-duration>P1DT13H38M12S</meta:editing-duration>
    <meta:editing-cycles>242</meta:editing-cycles>
    <meta:generator>LibreOffice/5.0.5.2$Linux_X86_64 LibreOffice_project/00m0$Build-2</meta:generator>
    <meta:document-statistic meta:table-count="4" meta:cell-count="1107" meta:object-count="0"/>
  </office:meta>
</office:document-meta>
</file>